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center" style:justify-single-word="false"/>
      <style:text-properties fo:font-weight="normal" style:font-weight-asian="normal" style:font-weight-complex="normal"/>
    </style:style>
    <style:style style:name="P7" style:family="paragraph" style:parent-style-name="Text_20_body">
      <style:text-properties style:text-position="0% 100%"/>
    </style:style>
    <style:style style:name="P8" style:family="paragraph" style:parent-style-name="Text_20_body">
      <style:text-properties style:text-position="0% 100%" style:text-underline-style="none" fo:font-weight="normal" style:font-weight-asian="normal" style:font-weight-complex="normal"/>
    </style:style>
    <style:style style:name="P9" style:family="paragraph" style:parent-style-name="Text_20_body">
      <style:paragraph-properties fo:text-align="center" style:justify-single-word="false"/>
      <style:text-properties style:text-position="0% 100%" style:text-underline-style="none" fo:font-weight="normal" style:font-weight-asian="normal" style:font-weight-complex="normal"/>
    </style:style>
    <style:style style:name="P10" style:family="paragraph" style:parent-style-name="Text_20_body">
      <style:paragraph-properties fo:text-align="start" style:justify-single-word="false"/>
      <style:text-properties style:text-position="0% 100%" style:text-underline-style="none" fo:font-weight="normal" style:font-weight-asian="normal" style:font-weight-complex="normal"/>
    </style:style>
    <style:style style:name="P11" style:family="paragraph" style:parent-style-name="Text_20_body">
      <style:paragraph-properties fo:text-align="center" style:justify-single-word="false"/>
      <style:text-properties style:text-position="0% 100%" style:text-underline-style="none" fo:font-weight="bold" style:font-weight-asian="bold" style:font-weight-complex="bold"/>
    </style:style>
    <style:style style:name="P12" style:family="paragraph" style:parent-style-name="Text_20_body" style:list-style-name="L1"/>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paragraph-properties fo:text-align="start" style:justify-single-word="false"/>
      <style:text-properties fo:font-weight="bold" style:font-weight-asian="bold" style:font-weight-complex="bold"/>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text-properties style:text-position="0% 100%" style:text-underline-style="none" fo:font-weight="normal" style:font-weight-asian="normal" style:font-weight-complex="normal"/>
    </style:style>
    <style:style style:name="P17" style:family="paragraph" style:parent-style-name="Text_20_body" style:list-style-name="L2">
      <style:text-properties style:text-position="0% 100%" style:text-underline-style="none" fo:font-weight="normal" style:font-weight-asian="normal" style:font-weight-complex="normal"/>
    </style:style>
    <style:style style:name="P18" style:family="paragraph" style:parent-style-name="Text_20_body">
      <style:paragraph-properties fo:text-align="center" style:justify-single-word="false"/>
      <style:text-properties style:text-position="0% 100%" style:text-underline-style="none" fo:font-weight="normal" style:font-weight-asian="normal" style:font-weight-complex="normal"/>
    </style:style>
    <style:style style:name="P19" style:family="paragraph" style:parent-style-name="Text_20_body">
      <style:paragraph-properties fo:text-align="start" style:justify-single-word="false"/>
      <style:text-properties style:text-position="0% 100%" style:text-underline-style="none" fo:font-weight="normal" style:font-weight-asian="normal" style:font-weight-complex="normal"/>
    </style:style>
    <style:style style:name="P20" style:family="paragraph" style:parent-style-name="Text_20_body">
      <style:paragraph-properties fo:text-align="start" style:justify-single-word="false"/>
      <style:text-properties style:text-position="0% 100%" style:text-underline-style="none" fo:font-weight="bold" style:font-weight-asian="bold" style:font-weight-complex="bold"/>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style>
    <style:style style:name="P23" style:family="paragraph" style:parent-style-name="Heading_20_2">
      <style:text-properties style:text-position="0% 100%" style:text-underline-style="none" fo:font-weight="bold" style:font-weight-asian="bold" style:font-weight-complex="bold"/>
    </style:style>
    <style:style style:name="P24" style:family="paragraph" style:parent-style-name="Heading_20_4">
      <style:text-properties style:text-position="0% 100%" fo:font-weight="normal" style:font-weight-asian="normal" style:font-weight-complex="normal"/>
    </style:style>
    <style:style style:name="P25" style:family="paragraph" style:parent-style-name="Heading_20_4">
      <style:text-properties style:text-position="0% 100%" style:text-underline-style="none" fo:font-weight="normal" style:font-weight-asian="normal" style:font-weight-complex="normal"/>
    </style:style>
    <style:style style:name="P26" style:family="paragraph" style:parent-style-name="Heading_20_4">
      <style:text-properties fo:font-weight="normal" style:font-weight-asian="normal" style:font-weight-complex="normal"/>
    </style:style>
    <style:style style:name="P27" style:family="paragraph" style:parent-style-name="Heading_20_3">
      <style:text-properties fo:font-weight="normal" style:font-weight-asian="normal" style:font-weight-complex="normal"/>
    </style:style>
    <style:style style:name="P28" style:family="paragraph" style:parent-style-name="Heading_20_3">
      <style:text-properties style:text-position="0% 100%" fo:font-weight="normal" style:font-weight-asian="normal" style:font-weight-complex="normal"/>
    </style:style>
    <style:style style:name="P29" style:family="paragraph" style:parent-style-name="Heading_20_3">
      <style:text-properties style:text-position="0% 100%" style:text-underline-style="none" fo:font-weight="normal" style:font-weight-asian="normal" style:font-weight-complex="normal"/>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weight="normal" style:font-weight-asian="normal" style:font-weight-complex="normal"/>
    </style:style>
    <style:style style:name="T7" style:family="text">
      <style:text-properties style:text-position="0% 100%" style:text-underline-style="none"/>
    </style:style>
    <style:style style:name="T8" style:family="text">
      <style:text-properties style:text-position="0% 100%" style:text-underline-style="none" fo:font-weight="normal" style:font-weight-asian="normal" style:font-weight-complex="normal"/>
    </style:style>
    <style:style style:name="T9" style:family="text">
      <style:text-properties style:text-position="0% 100%" style:text-underline-style="none" fo:font-weight="bold" style:font-weight-asian="bold" style:font-weight-complex="bold"/>
    </style:style>
    <style:style style:name="T10" style:family="text">
      <style:text-properties style:text-position="0% 100%" fo:font-style="normal" style:text-underline-style="none" fo:font-weight="normal" style:font-style-asian="normal" style:font-weight-asian="normal" style:font-style-complex="normal" style:font-weight-complex="normal"/>
    </style:style>
    <style:style style:name="T11" style:family="text">
      <style:text-properties style:text-position="0% 100%" fo:font-style="normal" style:text-underline-style="none" fo:font-weight="bold" style:font-style-asian="normal" style:font-weight-asian="bold" style:font-style-complex="normal" style:font-weight-complex="bold"/>
    </style:style>
    <style:style style:name="T12" style:family="text">
      <style:text-properties style:text-position="sub 58%" style:text-underline-style="none" fo:font-weight="normal" style:font-weight-asian="normal" style:font-weight-complex="normal"/>
    </style:style>
    <style:style style:name="T13" style:family="text">
      <style:text-properties style:text-underline-style="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fr3"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assical Thermodynamics</text:h>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Classical Thermodynamics<text:tab/>1</text:p>
          <text:p text:style-name="P31">Gas Laws<text:tab/>1</text:p>
          <text:p text:style-name="P32">Pressure<text:tab/>2</text:p>
          <text:p text:style-name="P32">Temperature<text:tab/>2</text:p>
          <text:p text:style-name="P33">Boundaries<text:tab/>2</text:p>
          <text:p text:style-name="P32">Mixtures, Dalton's Law<text:tab/>2</text:p>
          <text:p text:style-name="P32">Real Gases<text:tab/>2</text:p>
          <text:p text:style-name="P33">Compression Factor and Virial Coefficients<text:tab/>2</text:p>
          <text:p text:style-name="P33">Condensation and Critical Constants<text:tab/>3</text:p>
          <text:p text:style-name="P33">Van der Waals Equation<text:tab/>3</text:p>
          <text:p text:style-name="P31">The First Law<text:tab/>3</text:p>
          <text:p text:style-name="P32">Systems, Work, Heat, and Energy<text:tab/>3</text:p>
          <text:p text:style-name="P33">Work<text:tab/>3</text:p>
          <text:p text:style-name="P33">Energy<text:tab/>3</text:p>
          <text:p text:style-name="P33">Heat<text:tab/>3</text:p>
          <text:p text:style-name="P32">The First Law<text:tab/>4</text:p>
          <text:p text:style-name="P33">Internal Energy of a Gas, Equipartition Theorem<text:tab/>4</text:p>
          <text:p text:style-name="P33">Expansion Work<text:tab/>4</text:p>
          <text:p text:style-name="P33">Enthalpy<text:tab/>4</text:p>
          <text:p text:style-name="P33">Heat Capacities<text:tab/>5</text:p>
          <text:p text:style-name="P33">Adiabatic Expansion<text:tab/>5</text:p>
        </text:index-body>
      </text:table-of-content>
      <text:p text:style-name="Text_20_body"/>
      <text:h text:style-name="Heading_20_2" text:outline-level="2">Gas Laws</text:h>
      <text:p text:style-name="Text_20_body">A gas is a collection of atoms or molecules that are in continuous random motion. Their speeds increase with increasing temperature. Unlike liquids, molecules of a gas are widely separated from eachother and their paths are mostly unaffected by intermolecular forces.</text:p>
      <text:p text:style-name="Text_20_body">The <text:span text:style-name="T1">physical state</text:span><text:span text:style-name="T2"> of a gas can be specified by four variables:</text:span></text:p>
      <text:p text:style-name="P5"><text:tab/>Pressure (p)</text:p>
      <text:p text:style-name="P5"><text:tab/>Temperature (T)</text:p>
      <text:p text:style-name="P5"><text:tab/>Amount of Substance (n, # of moles)</text:p>
      <text:p text:style-name="P5"><text:tab/>Volume (V)</text:p>
      <text:p text:style-name="P5">Given any three of these variables, the fourth is fixed. A general equation of state is written as:</text:p>
      <text:p text:style-name="P6"><draw:frame draw:style-name="fr1" draw:name="Object1" text:anchor-type="as-char" svg:y="-0.152in" svg:width="1.0193in" svg:height="0.2in" draw:z-index="0"><draw:object xlink:href="./Object 1" xlink:type="simple" xlink:show="embed" xlink:actuate="onLoad"/><draw:image xlink:href="./ObjectReplacements/Object 1" xlink:type="simple" xlink:show="embed" xlink:actuate="onLoad"/></draw:frame></text:p>
      <text:p text:style-name="Text_20_body">The equation of state for a perfect gas is given as:</text:p>
      <text:p text:style-name="P1"><draw:frame draw:style-name="fr1" draw:name="Object2" text:anchor-type="as-char" svg:y="-0.2437in" svg:width="0.6535in" svg:height="0.3929in" draw:z-index="1"><draw:object xlink:href="./Object 2" xlink:type="simple" xlink:show="embed" xlink:actuate="onLoad"/><draw:image xlink:href="./ObjectReplacements/Object 2" xlink:type="simple" xlink:show="embed" xlink:actuate="onLoad"/></draw:frame></text:p>
      <text:h text:style-name="P27" text:outline-level="3"><text:soft-page-break/>Pressure</text:h>
      <text:p text:style-name="Text_20_body">Pressure is force per unit area. In a gas, pressure is caused by the constant collisions of the gas with a barrier. The SI unit of pressure is the Pascal (Pa), where 1 Pa = 1 N/m<text:span text:style-name="T3">2</text:span><text:span text:style-name="T4">.</text:span></text:p>
      <text:h text:style-name="P28" text:outline-level="3">Temperature</text:h>
      <text:p text:style-name="P7">Temperature is a property that determines the flow of energy between two systems. Energy flows from a system of higher energy to one of lower energy.</text:p>
      <text:h text:style-name="P24" text:outline-level="4">Boundaries</text:h>
      <text:p text:style-name="Text_20_body"><text:span text:style-name="T4">A </text:span><text:span text:style-name="T5">diathermic</text:span><text:span text:style-name="T6"> boundary allows energy to flow, an </text:span><text:span text:style-name="T9">adiabatic </text:span><text:span text:style-name="T8">boundary does not.</text:span></text:p>
      <text:h text:style-name="P29" text:outline-level="3">Mixtures, Dalton's Law</text:h>
      <text:p text:style-name="P5"><text:span text:style-name="T7">The pressure exerted by a mixture of gases is the sum of their partial pressures. The </text:span><text:span text:style-name="T9">partial pressure</text:span><text:span text:style-name="T7"> of a gas is the pressure that it would exert if it occupied the same container alone at the same temperature. The </text:span><text:span text:style-name="T9">mole fraction</text:span><text:span text:style-name="T7"> of a gas is the number of moles of that gas divided by the total number of moles:</text:span></text:p>
      <text:p text:style-name="P6"><text:span text:style-name="T7"><text:s/></text:span><text:span text:style-name="T7"><draw:frame draw:style-name="fr1" draw:name="Object3" text:anchor-type="as-char" svg:y="-0.2689in" svg:width="0.6583in" svg:height="0.4425in" draw:z-index="2"><draw:object xlink:href="./Object 3" xlink:type="simple" xlink:show="embed" xlink:actuate="onLoad"/><draw:image xlink:href="./ObjectReplacements/Object 3" xlink:type="simple" xlink:show="embed" xlink:actuate="onLoad"/></draw:frame></text:span><text:span text:style-name="T7"> so that </text:span><text:span text:style-name="T7"><draw:frame draw:style-name="fr1" draw:name="Object4" text:anchor-type="as-char" svg:y="-0.1484in" svg:width="0.7937in" svg:height="0.2091in" draw:z-index="3"><draw:object xlink:href="./Object 4" xlink:type="simple" xlink:show="embed" xlink:actuate="onLoad"/><draw:image xlink:href="./ObjectReplacements/Object 4" xlink:type="simple" xlink:show="embed" xlink:actuate="onLoad"/></draw:frame></text:span></text:p>
      <text:h text:style-name="P29" text:outline-level="3">Real Gases</text:h>
      <text:p text:style-name="P8">Real gases show deviations from the perfect gas law because molecules interact with eachother. Repulsive forces assist expansion and attractive forces assist compression. These forces can depend on pressure:</text:p>
      <text:list xml:id="list1350267711" text:style-name="L1">
        <text:list-item>
          <text:p text:style-name="P12"><text:span text:style-name="T9">Low Pressure</text:span><text:span text:style-name="T8">:</text:span><text:span text:style-name="T9"> </text:span><text:span text:style-name="T8">When the sample occupies a large volume, the molecules are far apart and the repulsive intermolecular and attractive forces are small; the gas behaves near perfectly.</text:span></text:p>
        </text:list-item>
        <text:list-item>
          <text:p text:style-name="P12"><text:span text:style-name="T9">Moderate Pressure</text:span><text:span text:style-name="T8">: When the average separation between molecules is a few molecular diameters, attractive forces dominate. The gas can be expected to be more compressible because attractive forces help draw the molecules together.</text:span></text:p>
        </text:list-item>
        <text:list-item>
          <text:p text:style-name="P13"><text:span text:style-name="T7">High Pressure</text:span><text:span text:style-name="T8">: The average separation between molecules is small, and repulsive forces dominate. This causes the gas to be less compressible than a perfect gas would.</text:span></text:p>
        </text:list-item>
      </text:list>
      <text:h text:style-name="P25" text:outline-level="4">Compression Factor and Virial Coefficients</text:h>
      <text:p text:style-name="P8">The compression factor Z is the ratio of it's molar volume to the molar volume of a perfect gas at the same pressure and temperature:</text:p>
      <text:p text:style-name="Text_20_body"><text:span text:style-name="T8"><draw:frame draw:style-name="fr1" draw:name="Object5" text:anchor-type="as-char" svg:y="-0.2689in" svg:width="0.5598in" svg:height="0.4661in" draw:z-index="4"><draw:object xlink:href="./Object 5" xlink:type="simple" xlink:show="embed" xlink:actuate="onLoad"/><draw:image xlink:href="./ObjectReplacements/Object 5" xlink:type="simple" xlink:show="embed" xlink:actuate="onLoad"/></draw:frame></text:span><text:span text:style-name="T8"> where Z=1 for ideal gases. For high pressures, Z &gt; 1, because repulsive forces give the gas a greater molar volume than a perfect gas. Attractive forces at low pressures produce Z &lt; 1 for most gasses.</text:span></text:p>
      <text:p text:style-name="P8">The ideal gas law can be modified to have a set of coefficients which more adequately describe the gas behavior at other temperatures and pressures:</text:p>
      <text:p text:style-name="P1"><text:soft-page-break/><text:span text:style-name="T8"><draw:frame draw:style-name="fr1" draw:name="Object6" text:anchor-type="as-char" svg:y="-0.2689in" svg:width="2.3425in" svg:height="0.4661in" draw:z-index="5"><draw:object xlink:href="./Object 6" xlink:type="simple" xlink:show="embed" xlink:actuate="onLoad"/><draw:image xlink:href="./ObjectReplacements/Object 6" xlink:type="simple" xlink:show="embed" xlink:actuate="onLoad"/></draw:frame></text:span><text:span text:style-name="T8"> b</text:span><text:span text:style-name="T12">1</text:span><text:span text:style-name="T8">,...,b</text:span><text:span text:style-name="T12">n</text:span><text:span text:style-name="T8"> are called </text:span><text:span text:style-name="T9">virial coefficients</text:span><text:span text:style-name="T8">.</text:span></text:p>
      <text:h text:style-name="P25" text:outline-level="4">Condensation and Critical Constants</text:h>
      <text:p text:style-name="Text_20_body"><text:span text:style-name="T8">Below the </text:span><text:span text:style-name="T9">critical temperature </text:span><text:span text:style-name="T8">T</text:span><text:span text:style-name="T12">c</text:span><text:span text:style-name="T8">, compression of a gas can turn it into partially or completely into a liquid. This is called </text:span><text:span text:style-name="T9">condensation</text:span><text:span text:style-name="T8">. The pressure corresponding to the set of volumes at constant temperature where both liquid and gas exist at equilibrium is called the </text:span><text:span text:style-name="T9">vapour pressure</text:span><text:span text:style-name="T8">.</text:span></text:p>
      <text:p text:style-name="Text_20_body"><text:span text:style-name="T8">The </text:span><text:span text:style-name="T9">critical point</text:span><text:span text:style-name="T8"> of a gas is the temperature, pressure, and volume at the critical temperature. Above the critical point, a gas cannot be turned into a liquid by compression.</text:span></text:p>
      <text:h text:style-name="P25" text:outline-level="4">Van der Waals Equation</text:h>
      <text:p text:style-name="Text_20_body"><text:span text:style-name="T8">A better model for gases comes from a modification of the perfect gas law. The first observation is that molecules have a volume, so the actual volume that a gas can take up is reduced by a factor nb, where b is an empirical parameter. The second is that actual pressure is reduced by attractive forces, so a corrective term is introduced that is proportional to the number of molecules and inversely proportional to volume. This gives the </text:span><text:span text:style-name="T9">van der Waals</text:span><text:span text:style-name="T8"> equation:</text:span></text:p>
      <text:p text:style-name="P9"><draw:frame draw:style-name="fr1" draw:name="Object7" text:anchor-type="as-char" svg:y="-0.2681in" svg:width="1.4374in" svg:height="0.4417in" draw:z-index="6"><draw:object xlink:href="./Object 7" xlink:type="simple" xlink:show="embed" xlink:actuate="onLoad"/><draw:image xlink:href="./ObjectReplacements/Object 7" xlink:type="simple" xlink:show="embed" xlink:actuate="onLoad"/></draw:frame></text:p>
      <text:p text:style-name="P8"/>
      <text:h text:style-name="P23" text:outline-level="2">The First Law</text:h>
      <text:h text:style-name="P29" text:outline-level="3">Systems, Work, Heat, and Energy</text:h>
      <text:p text:style-name="Text_20_body"><text:span text:style-name="T8">The </text:span><text:span text:style-name="T9">system</text:span><text:span text:style-name="T8"> is the part of the world under examination. The </text:span><text:span text:style-name="T9">surroundings</text:span><text:span text:style-name="T8"> are everything which is not the system. If matter can pass from system to surroundings, the system is </text:span><text:span text:style-name="T9">open</text:span><text:span text:style-name="T8">. Otherwise it's </text:span><text:span text:style-name="T9">closed</text:span><text:span text:style-name="T8">. An </text:span><text:span text:style-name="T11">isolated system</text:span><text:span text:style-name="T10"> cannot exchange heat or matter with it's surroundings.</text:span></text:p>
      <text:h text:style-name="P25" text:outline-level="4">Work</text:h>
      <text:p text:style-name="Text_20_body"><text:span text:style-name="T9">Work</text:span><text:span text:style-name="T8"> is done when a force is exerted against an object with an opposing force, and the object moves. Examples include:</text:span></text:p>
      <text:list xml:id="list207520431" text:style-name="L2">
        <text:list-item>
          <text:p text:style-name="P17">Expansion of gas that pushes out a piston and raises a weight</text:p>
        </text:list-item>
        <text:list-item>
          <text:p text:style-name="P17">Chemical reaction that drives an electric current through a resistance</text:p>
        </text:list-item>
      </text:list>
      <text:h text:style-name="P25" text:outline-level="4">Energy</text:h>
      <text:p text:style-name="P8">The energy of a system is it's capacity to do work. When work is done on a system, it's energy increases. When the system does work on it's surroundings, the energy decreases.</text:p>
      <text:h text:style-name="P25" text:outline-level="4">Heat</text:h>
      <text:p text:style-name="P2"><text:span text:style-name="T7">Heat</text:span><text:span text:style-name="T8"> is a transfer of energy that makes use of disorderly motion of molecules, called </text:span><text:span text:style-name="T7">thermal motion</text:span><text:span text:style-name="T8">. When a fast moving particle hits a slow moving particle, it loses some of it's momentum and the slower molecule gains momentum, thus transferring kinectic energy and increasing the disorderly motion of </text:span><text:soft-page-break/><text:span text:style-name="T8">the slower molecule.</text:span></text:p>
      <text:p text:style-name="P2"><text:span text:style-name="T7">Temperature </text:span><text:span text:style-name="T8">is proportional to the thermal motion of the particles. A system of high temperature which is connected diathermically to a system of lower temperature will impart some of its energy to </text:span><text:span text:style-name="T8">the lower temperature through heat.</text:span></text:p>
      <text:p text:style-name="P2"><text:span text:style-name="T8">An </text:span><text:span text:style-name="T7">exothermic </text:span><text:span text:style-name="T8">process releases energy as heat, like an explosion. An </text:span><text:span text:style-name="T7">endothermic</text:span><text:span text:style-name="T8"> process absorbs energy as heat, like the vaporization of water.</text:span></text:p>
      <text:h text:style-name="P29" text:outline-level="3">The First Law</text:h>
      <text:p text:style-name="Text_20_body"><text:span text:style-name="T8">The total energy of a system is called it's </text:span><text:span text:style-name="T9">internal energy</text:span><text:span text:style-name="T8">, it's a sum of the total kinetic and potential energy of the molecules in the system. The first law says:</text:span></text:p>
      <text:p text:style-name="P11">The internal energy of an isolated system is constant.</text:p>
      <text:p text:style-name="P10">The change in internal energy of a system is given as the amount of work and heat added to the system:</text:p>
      <text:p text:style-name="P9"><draw:frame draw:style-name="fr1" draw:name="Object10" text:anchor-type="as-char" svg:y="-0.1484in" svg:width="1.0366in" svg:height="0.1839in" draw:z-index="7"><draw:object xlink:href="./Object 10" xlink:type="simple" xlink:show="embed" xlink:actuate="onLoad"/><draw:image xlink:href="./ObjectReplacements/Object 10" xlink:type="simple" xlink:show="embed" xlink:actuate="onLoad"/></draw:frame></text:p>
      <text:h text:style-name="P25" text:outline-level="4">Internal Energy of a Gas, Equipartition Theorem</text:h>
      <text:p text:style-name="Text_20_body"><text:span text:style-name="T8">The </text:span><text:span text:style-name="T9">equipartition theorem</text:span><text:span text:style-name="T8"> states that for a set of particles at thermal equilibrium at temperature T, the average value of each particle's contribution to the internal energy is the same and equal to </text:span><text:span text:style-name="T8"><draw:frame draw:style-name="fr1" draw:name="Object8" text:anchor-type="as-char" svg:y="-0.2437in" svg:width="0.4008in" svg:height="0.3929in" draw:z-index="8"><draw:object xlink:href="./Object 8" xlink:type="simple" xlink:show="embed" xlink:actuate="onLoad"/><draw:image xlink:href="./ObjectReplacements/Object 8" xlink:type="simple" xlink:show="embed" xlink:actuate="onLoad"/></draw:frame></text:span><text:span text:style-name="T8">, where k is Boltzmann's constant. The equation for the internal energy is then:</text:span></text:p>
      <text:p text:style-name="P1"><text:span text:style-name="T8"><draw:frame draw:style-name="fr1" draw:name="Object9" text:anchor-type="as-char" svg:y="-0.2437in" svg:width="1.0783in" svg:height="0.3929in" draw:z-index="9"><draw:object xlink:href="./Object 9" xlink:type="simple" xlink:show="embed" xlink:actuate="onLoad"/><draw:image xlink:href="./ObjectReplacements/Object 9" xlink:type="simple" xlink:show="embed" xlink:actuate="onLoad"/></draw:frame></text:span><text:span text:style-name="T8">where E</text:span><text:span text:style-name="T12">0</text:span><text:span text:style-name="T8"> is the internal energy at T=0</text:span></text:p>
      <text:h text:style-name="P25" text:outline-level="4">Expansion Work</text:h>
      <text:p text:style-name="P2"><text:span text:style-name="T7">Expansion work </text:span><text:span text:style-name="T8">arises from a change in volume. A </text:span><text:span text:style-name="T7">reversible change</text:span><text:span text:style-name="T8"> is one that can quickly reversed to restore the system to the original state. In a reversible expansion, the external pressure of the system is kept very close to the internal pressure. The equation for expansion work in this case is:</text:span></text:p>
      <text:p text:style-name="P3"><text:span text:style-name="T8"><draw:frame draw:style-name="fr1" draw:name="Object11" text:anchor-type="as-char" svg:y="-0.3071in" svg:width="1.2638in" svg:height="0.5008in" draw:z-index="10"><draw:object xlink:href="./Object 11" xlink:type="simple" xlink:show="embed" xlink:actuate="onLoad"/><draw:image xlink:href="./ObjectReplacements/Object 11" xlink:type="simple" xlink:show="embed" xlink:actuate="onLoad"/></draw:frame></text:span><text:span text:style-name="T8">Reversible Expansion Work</text:span></text:p>
      <text:p text:style-name="P4"><text:span text:style-name="T8">For a system of constant volume, no expansion work is performed. If no other type of work is performed either, the change in internal energy is due to heat alone, and is written </text:span><text:span text:style-name="T8"><draw:frame draw:style-name="fr1" draw:name="Object12" text:anchor-type="as-char" svg:y="-0.1484in" svg:width="0.5862in" svg:height="0.1846in" draw:z-index="11"><draw:object xlink:href="./Object 12" xlink:type="simple" xlink:show="embed" xlink:actuate="onLoad"/><draw:image xlink:href="./ObjectReplacements/Object 12" xlink:type="simple" xlink:show="embed" xlink:actuate="onLoad"/></draw:frame></text:span><text:span text:style-name="T8">. Measuring the temperature change of a system at constant volume is the same as measuring a change in internal energy.</text:span></text:p>
      <text:h text:style-name="P26" text:outline-level="4"><text:span text:style-name="T7">Enthalpy</text:span></text:h>
      <text:p text:style-name="P8">Change in internal energy is not equal to the heat supplied when the system can change it's volume, because energy is lost due to expansion work being done on the surroundings.</text:p>
      <text:p text:style-name="P8">However, at constant pressure, change in internal energy is related to the heat supplied through a quantity called the <text:span text:style-name="T1">enthalpy</text:span>:</text:p>
      <text:p text:style-name="P9"><draw:frame draw:style-name="fr2" draw:name="Object15" text:anchor-type="as-char" svg:width="0.8252in" svg:height="0.1839in" draw:z-index="12"><draw:object xlink:href="./Object 15" xlink:type="simple" xlink:show="embed" xlink:actuate="onLoad"/><draw:image xlink:href="./ObjectReplacements/Object 15" xlink:type="simple" xlink:show="embed" xlink:actuate="onLoad"/></draw:frame></text:p>
      <text:p text:style-name="P8">So at constant pressure, when only expansion work can occur, the change in enthalpy is equal to the <text:soft-page-break/>heat added to the system:</text:p>
      <text:p text:style-name="P9"><draw:frame draw:style-name="fr2" draw:name="Object16" text:anchor-type="as-char" svg:width="0.6102in" svg:height="0.1839in" draw:z-index="13"><draw:object xlink:href="./Object 16" xlink:type="simple" xlink:show="embed" xlink:actuate="onLoad"/><draw:image xlink:href="./ObjectReplacements/Object 16" xlink:type="simple" xlink:show="embed" xlink:actuate="onLoad"/></draw:frame></text:p>
      <text:h text:style-name="P26" text:outline-level="4">Heat Capacities</text:h>
      <text:p text:style-name="P4"><text:span text:style-name="T8">The </text:span><text:span text:style-name="T7">heat capacity at constant volume</text:span><text:span text:style-name="T8"> determines how a change in temperature produces a change in internal energy:</text:span></text:p>
      <text:p text:style-name="P3"><text:span text:style-name="T8"><draw:frame draw:style-name="fr1" draw:name="Object13" text:anchor-type="as-char" svg:y="-0.2638in" svg:width="1.072in" svg:height="0.4319in" draw:z-index="15"><draw:object xlink:href="./Object 13" xlink:type="simple" xlink:show="embed" xlink:actuate="onLoad"/><draw:image xlink:href="./ObjectReplacements/Object 13" xlink:type="simple" xlink:show="embed" xlink:actuate="onLoad"/><svg:desc>formula</svg:desc></draw:frame></text:span><text:span text:style-name="T8">Heat Capacity at Constant Volume</text:span></text:p>
      <text:p text:style-name="P10">The heat capacity is a function of temperature, and decreases at low temperature. Around room temperature it is somewhat constant and temperature dependence can be neglected. The change in internal energy can be measured by a change in temperature via the heat capacity:</text:p>
      <text:p text:style-name="P9"><draw:frame draw:style-name="fr1" draw:name="Object14" text:anchor-type="as-char" svg:y="-0.1484in" svg:width="0.802in" svg:height="0.2091in" draw:z-index="16"><draw:object xlink:href="./Object 14" xlink:type="simple" xlink:show="embed" xlink:actuate="onLoad"/><draw:image xlink:href="./ObjectReplacements/Object 14" xlink:type="simple" xlink:show="embed" xlink:actuate="onLoad"/><svg:desc>formula</svg:desc></draw:frame></text:p>
      <text:p text:style-name="P20"><text:span text:style-name="T2">This means the heat capacity of a substance can be measured by adding a specific amount of heat dq and measuring the subsequent temperature increase dT. Heat capacity can be infinite. For example, at the boiling point of water, adding heat results in more vaporization of water, not an increase in temperature.</text:span></text:p>
      <text:p text:style-name="P8">Enthalpy is related to temperature by the <text:span text:style-name="T1">heat capacity at constant pressure</text:span>:</text:p>
      <text:p text:style-name="P9"><draw:frame draw:style-name="fr2" draw:name="Object17" text:anchor-type="as-char" svg:width="1.1091in" svg:height="0.4311in" draw:z-index="14"><draw:object xlink:href="./Object 17" xlink:type="simple" xlink:show="embed" xlink:actuate="onLoad"/><draw:image xlink:href="./ObjectReplacements/Object 17" xlink:type="simple" xlink:show="embed" xlink:actuate="onLoad"/></draw:frame></text:p>
      <text:p text:style-name="P10">For a perfect gas, the two heat capacities are related by:</text:p>
      <text:p text:style-name="P9"><draw:frame draw:style-name="fr2" draw:name="Object18" text:anchor-type="as-char" svg:width="0.9252in" svg:height="0.2083in" draw:z-index="17"><draw:object xlink:href="./Object 18" xlink:type="simple" xlink:show="embed" xlink:actuate="onLoad"/><draw:image xlink:href="./ObjectReplacements/Object 18" xlink:type="simple" xlink:show="embed" xlink:actuate="onLoad"/></draw:frame></text:p>
      <text:p text:style-name="P21"><text:span text:style-name="T2">The </text:span><text:span text:style-name="T1">heat capacity ratio</text:span><text:span text:style-name="T2"> is defined as:</text:span></text:p>
      <text:p text:style-name="P1"><text:span text:style-name="T2"><draw:frame draw:style-name="fr2" draw:name="Object22" text:anchor-type="as-char" svg:width="0.6764in" svg:height="0.4425in" draw:z-index="22"><draw:object xlink:href="./Object 23" xlink:type="simple" xlink:show="embed" xlink:actuate="onLoad"/><draw:image xlink:href="./ObjectReplacements/Object 23" xlink:type="simple" xlink:show="embed" xlink:actuate="onLoad"/><svg:desc>formula</svg:desc></draw:frame></text:span></text:p>
      <text:p text:style-name="P21"><text:span text:style-name="T2">And for a perfect gas:</text:span></text:p>
      <text:p text:style-name="P9"><draw:frame draw:style-name="fr2" draw:name="Object23" text:anchor-type="as-char" svg:width="1.1102in" svg:height="0.1984in" draw:z-index="21"><draw:object xlink:href="./Object 22" xlink:type="simple" xlink:show="embed" xlink:actuate="onLoad"/><draw:image xlink:href="./ObjectReplacements/Object 22" xlink:type="simple" xlink:show="embed" xlink:actuate="onLoad"/><svg:desc>formula</svg:desc></draw:frame></text:p>
      <text:h text:style-name="P26" text:outline-level="4">Adiabatic Expansion</text:h>
      <text:p text:style-name="Text_20_body"><text:span text:style-name="T2">When a perfect gas expands adiabatically, there are less collisions between molecules so it's temperature decreases. The expansion can be broken down into a change of volume with constant temperature and then a change in temperature at constant volume. The increase in volume doesn't change the internal energy of the gas. The increase in temperature increases internal energy:</text:span></text:p>
      <text:p text:style-name="P1"><text:span text:style-name="T2"><draw:frame draw:style-name="fr2" draw:name="Object19" text:anchor-type="as-char" svg:width="0.9311in" svg:height="0.2083in" draw:z-index="18"><draw:object xlink:href="./Object 19" xlink:type="simple" xlink:show="embed" xlink:actuate="onLoad"/><draw:image xlink:href="./ObjectReplacements/Object 19" xlink:type="simple" xlink:show="embed" xlink:actuate="onLoad"/></draw:frame></text:span></text:p>
      <text:p text:style-name="P21"><text:span text:style-name="T2">An expression can be derived relating initial and final temperatures and volumes given a molar heat capacity at constant volume:</text:span></text:p>
      <text:p text:style-name="P1"><text:span text:style-name="T2"><draw:frame draw:style-name="fr2" draw:name="Object20" text:anchor-type="as-char" svg:width="0.928in" svg:height="0.5098in" draw:z-index="19"><draw:object xlink:href="./Object 20" xlink:type="simple" xlink:show="embed" xlink:actuate="onLoad"/><draw:image xlink:href="./ObjectReplacements/Object 20" xlink:type="simple" xlink:show="embed" xlink:actuate="onLoad"/></draw:frame></text:span><text:span text:style-name="T2">where </text:span><text:span text:style-name="T2"><draw:frame draw:style-name="fr3" draw:name="Object21" text:anchor-type="as-char" svg:y="-0.4173in" svg:width="0.6535in" svg:height="0.4173in" draw:z-index="20"><draw:object xlink:href="./Object 21" xlink:type="simple" xlink:show="embed" xlink:actuate="onLoad"/><draw:image xlink:href="./ObjectReplacements/Object 21" xlink:type="simple" xlink:show="embed" xlink:actuate="onLoad"/></draw:frame></text:span></text:p>
      <text:p text:style-name="P21"><text:span text:style-name="T2"/></text:p>
      <text:h text:style-name="Heading_20_4" text:outline-level="4"><text:soft-page-break/><text:span text:style-name="T2">State Equations Involving Internal Energy</text:span></text:h>
      <text:p text:style-name="Text_20_body"><text:span text:style-name="T2">When both volume and temperature change, the change in internal energy is given as:</text:span></text:p>
      <text:p text:style-name="P1"><text:span text:style-name="T2"><draw:frame draw:style-name="fr2" draw:name="Object24" text:anchor-type="as-char" svg:width="3.3193in" svg:height="0.4311in" draw:z-index="23"><draw:object xlink:href="./Object 24" xlink:type="simple" xlink:show="embed" xlink:actuate="onLoad"/><draw:image xlink:href="./ObjectReplacements/Object 24" xlink:type="simple" xlink:show="embed" xlink:actuate="onLoad"/></draw:frame></text:span></text:p>
      <text:p text:style-name="P21"><text:span text:style-name="T2">The quantity </text:span><text:span text:style-name="T2"><draw:frame draw:style-name="fr2" draw:name="Object25" text:anchor-type="as-char" svg:width="0.5339in" svg:height="0.4311in" draw:z-index="24"><draw:object xlink:href="./Object 25" xlink:type="simple" xlink:show="embed" xlink:actuate="onLoad"/><draw:image xlink:href="./ObjectReplacements/Object 25" xlink:type="simple" xlink:show="embed" xlink:actuate="onLoad"/></draw:frame></text:span><text:span text:style-name="T2"> is called the </text:span><text:span text:style-name="T1">internal pressure</text:span><text:span text:style-name="T2"> and is zero for a perfect gas, because the internal energy is independent of the separation of molecules.</text:span></text:p>
      <text:p text:style-name="P2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meta:initial-creator>
    <meta:creation-date>2011-08-06T16:57:22</meta:creation-date>
    <dc:date>2011-08-14T19:58:50</dc:date>
    <dc:creator>Mike </dc:creator>
    <meta:editing-duration>PT09H22M42S</meta:editing-duration>
    <meta:editing-cycles>298</meta:editing-cycles>
    <meta:generator>OpenOffice.org/3.2$Unix OpenOffice.org_project/320m12$Build-9483</meta:generator>
    <meta:document-statistic meta:table-count="0" meta:image-count="0" meta:object-count="25" meta:page-count="6" meta:paragraph-count="113" meta:word-count="1540" meta:character-count="9143"/>
  </office:meta>
</office:document-meta>
</file>

<file path=Object 1/content.xml><?xml version="1.0" encoding="utf-8"?>
<math xmlns="http://www.w3.org/1998/Math/MathML">
  <semantics>
    <mrow>
      <mrow>
        <mi>p</mi>
        <mo stretchy="false">=</mo>
        <mi>f</mi>
      </mrow>
      <mrow>
        <mo stretchy="false">(</mo>
        <mrow>
          <mi>T</mi>
          <mi>,</mi>
          <mi>V</mi>
          <mi>,</mi>
          <mi>n</mi>
        </mrow>
        <mo stretchy="false">)</mo>
      </mrow>
    </mrow>
    <annotation encoding="StarMath 5.0">p = f(T, V, n)</annotation>
  </semantics>
</math>
</file>

<file path=Object 10/content.xml><?xml version="1.0" encoding="utf-8"?>
<math xmlns="http://www.w3.org/1998/Math/MathML">
  <semantics>
    <mrow>
      <mo stretchy="false">Δ</mo>
      <mrow>
        <mi>E</mi>
        <mo stretchy="false">=</mo>
        <mrow>
          <mi mathvariant="italic">dq</mi>
          <mo stretchy="false">+</mo>
          <mi mathvariant="italic">dW</mi>
        </mrow>
      </mrow>
    </mrow>
    <annotation encoding="StarMath 5.0">%DELTA E=dq + dW</annotation>
  </semantics>
</math>
</file>

<file path=Object 11/content.xml><?xml version="1.0" encoding="utf-8"?>
<math xmlns="http://www.w3.org/1998/Math/MathML">
  <semantics>
    <mrow>
      <mrow>
        <mi>W</mi>
        <mo stretchy="false">=</mo>
        <mrow>
          <munderover>
            <mo stretchy="false">∫</mo>
            <msub>
              <mi>V</mi>
              <mi>i</mi>
            </msub>
            <msub>
              <mi>V</mi>
              <mi>f</mi>
            </msub>
          </munderover>
          <mi>p</mi>
        </mrow>
      </mrow>
      <mrow>
        <mo stretchy="false">(</mo>
        <mrow>
          <mi>n</mi>
          <mi>,</mi>
          <mi>T</mi>
        </mrow>
        <mo stretchy="false">)</mo>
      </mrow>
      <mi mathvariant="italic">dV</mi>
    </mrow>
    <annotation encoding="StarMath 5.0">W=int from V_i to V_f p(n, T) dV</annotation>
  </semantics>
</math>
</file>

<file path=Object 12/content.xml><?xml version="1.0" encoding="utf-8"?>
<math xmlns="http://www.w3.org/1998/Math/MathML">
  <semantics>
    <mrow>
      <mrow>
        <mi mathvariant="italic">dE</mi>
        <mo stretchy="false">=</mo>
        <mi mathvariant="italic">dq</mi>
      </mrow>
    </mrow>
    <annotation encoding="StarMath 5.0">dE = dq</annotation>
  </semantics>
</math>
</file>

<file path=Object 13/content.xml><?xml version="1.0" encoding="utf-8"?>
<math xmlns="http://www.w3.org/1998/Math/MathML">
  <semantics>
    <mrow>
      <msub>
        <mi>C</mi>
        <mi>v</mi>
      </msub>
      <mi mathvariant="normal">=</mi>
      <msub>
        <mfenced open="" close="">
          <mrow>
            <mfrac>
              <mrow>
                <mi mathvariant="normal">∂</mi>
                <mi>E</mi>
              </mrow>
              <mrow>
                <mi mathvariant="normal">∂</mi>
                <mi>T</mi>
              </mrow>
            </mfrac>
            <mrow>
              <mo stretchy="false">(</mo>
              <mi>T</mi>
              <mo stretchy="false">)</mo>
            </mrow>
          </mrow>
        </mfenced>
        <mi>V</mi>
      </msub>
    </mrow>
    <annotation encoding="StarMath 5.0">C_v = left ({{partial E} over {partial T}}(T) right ) _V</annotation>
  </semantics>
</math>
</file>

<file path=Object 14/content.xml><?xml version="1.0" encoding="utf-8"?>
<math xmlns="http://www.w3.org/1998/Math/MathML">
  <semantics>
    <mrow>
      <mrow>
        <mi mathvariant="italic">dq</mi>
        <mo stretchy="false">=</mo>
        <msub>
          <mi>C</mi>
          <mi>V</mi>
        </msub>
      </mrow>
      <mi mathvariant="italic">dT</mi>
    </mrow>
    <annotation encoding="StarMath 5.0">dq=C_V dT</annotation>
  </semantics>
</math>
</file>

<file path=Object 15/content.xml><?xml version="1.0" encoding="utf-8"?>
<math xmlns="http://www.w3.org/1998/Math/MathML">
  <semantics>
    <mrow>
      <mi>H</mi>
      <mi mathvariant="normal">=</mi>
      <mrow>
        <mi>E</mi>
        <mo stretchy="false">+</mo>
        <mi mathvariant="italic">pV</mi>
      </mrow>
    </mrow>
    <annotation encoding="StarMath 5.0">H = E + pV</annotation>
  </semantics>
</math>
</file>

<file path=Object 16/content.xml><?xml version="1.0" encoding="utf-8"?>
<math xmlns="http://www.w3.org/1998/Math/MathML">
  <semantics>
    <mrow>
      <mi mathvariant="italic">dH</mi>
      <mi mathvariant="normal">=</mi>
      <mi mathvariant="italic">dq</mi>
    </mrow>
    <annotation encoding="StarMath 5.0">dH = dq</annotation>
  </semantics>
</math>
</file>

<file path=Object 17/content.xml><?xml version="1.0" encoding="utf-8"?>
<math xmlns="http://www.w3.org/1998/Math/MathML">
  <semantics>
    <mrow>
      <msub>
        <mi>C</mi>
        <mi>p</mi>
      </msub>
      <mi mathvariant="normal">=</mi>
      <msub>
        <mfenced open="" close="">
          <mrow>
            <mfrac>
              <mrow>
                <mi mathvariant="normal">∂</mi>
                <mi>H</mi>
              </mrow>
              <mrow>
                <mi mathvariant="normal">∂</mi>
                <mi>T</mi>
              </mrow>
            </mfrac>
            <mrow>
              <mo stretchy="false">(</mo>
              <mi>T</mi>
              <mo stretchy="false">)</mo>
            </mrow>
          </mrow>
        </mfenced>
        <mi>p</mi>
      </msub>
    </mrow>
    <annotation encoding="StarMath 5.0">C_p = left ( {partial H} over {partial T} (T) right ) _p</annotation>
  </semantics>
</math>
</file>

<file path=Object 18/content.xml><?xml version="1.0" encoding="utf-8"?>
<math xmlns="http://www.w3.org/1998/Math/MathML">
  <semantics>
    <mrow>
      <mrow>
        <msub>
          <mi>C</mi>
          <mi>p</mi>
        </msub>
        <mi mathvariant="normal">−</mi>
        <msub>
          <mi>C</mi>
          <mi>V</mi>
        </msub>
      </mrow>
      <mi mathvariant="normal">=</mi>
      <mi mathvariant="italic">nR</mi>
    </mrow>
    <annotation encoding="StarMath 5.0">C_p - C_V = nR</annotation>
  </semantics>
</math>
</file>

<file path=Object 19/content.xml><?xml version="1.0" encoding="utf-8"?>
<math xmlns="http://www.w3.org/1998/Math/MathML">
  <semantics>
    <mrow>
      <mo stretchy="false">Δ</mo>
      <mrow>
        <mi>E</mi>
        <mi mathvariant="normal">=</mi>
        <msub>
          <mi>C</mi>
          <mi>V</mi>
        </msub>
      </mrow>
      <mo stretchy="false">Δ</mo>
      <mi>T</mi>
    </mrow>
    <annotation encoding="StarMath 5.0">%DELTA E = C_V %DELTA T</annotation>
  </semantics>
</math>
</file>

<file path=Object 2/content.xml><?xml version="1.0" encoding="utf-8"?>
<math xmlns="http://www.w3.org/1998/Math/MathML">
  <semantics>
    <mrow>
      <mrow>
        <mi>p</mi>
        <mo stretchy="false">=</mo>
        <mfrac>
          <mi mathvariant="italic">nRT</mi>
          <mi>V</mi>
        </mfrac>
      </mrow>
    </mrow>
    <annotation encoding="StarMath 5.0">p = nRT over V</annotation>
  </semantics>
</math>
</file>

<file path=Object 20/content.xml><?xml version="1.0" encoding="utf-8"?>
<math xmlns="http://www.w3.org/1998/Math/MathML">
  <semantics>
    <mrow>
      <mrow>
        <msub>
          <mi>T</mi>
          <mi>f</mi>
        </msub>
        <mi mathvariant="normal">=</mi>
        <msub>
          <mi>T</mi>
          <mi>i</mi>
        </msub>
      </mrow>
      <msup>
        <mfenced open="" close="">
          <mfrac>
            <msub>
              <mi>V</mi>
              <mi>i</mi>
            </msub>
            <msub>
              <mi>V</mi>
              <mi>f</mi>
            </msub>
          </mfrac>
        </mfenced>
        <mfrac>
          <mn>1</mn>
          <mi>c</mi>
        </mfrac>
      </msup>
    </mrow>
    <annotation encoding="StarMath 5.0">T_f = T_i left (V_i over V_f right ) ^{1 over c}</annotation>
  </semantics>
</math>
</file>

<file path=Object 21/content.xml><?xml version="1.0" encoding="utf-8"?>
<math xmlns="http://www.w3.org/1998/Math/MathML">
  <semantics>
    <mrow>
      <mi>c</mi>
      <mi mathvariant="normal">=</mi>
      <mfrac>
        <msub>
          <mi>C</mi>
          <mrow>
            <mi>V</mi>
            <mi>,</mi>
            <mi>m</mi>
          </mrow>
        </msub>
        <mi>R</mi>
      </mfrac>
    </mrow>
    <annotation encoding="StarMath 5.0">c={C_{V,m} over R}</annotation>
  </semantics>
</math>
</file>

<file path=Object 22/content.xml><?xml version="1.0" encoding="utf-8"?>
<math xmlns="http://www.w3.org/1998/Math/MathML">
  <semantics>
    <mrow>
      <msup>
        <mi mathvariant="italic">pV</mi>
        <mo stretchy="false">γ</mo>
      </msup>
      <mi mathvariant="normal">=</mi>
      <mi mathvariant="italic">Constant</mi>
    </mrow>
    <annotation encoding="StarMath 5.0">pV^%gamma = Constant</annotation>
  </semantics>
</math>
</file>

<file path=Object 23/content.xml><?xml version="1.0" encoding="utf-8"?>
<math xmlns="http://www.w3.org/1998/Math/MathML">
  <semantics>
    <mrow>
      <mo stretchy="false">γ</mo>
      <mi mathvariant="normal">=</mi>
      <mfrac>
        <msub>
          <mi>C</mi>
          <mrow>
            <mi>p</mi>
            <mi>,</mi>
            <mi>m</mi>
          </mrow>
        </msub>
        <msub>
          <mi>C</mi>
          <mrow>
            <mi>V</mi>
            <mi>,</mi>
            <mi>m</mi>
          </mrow>
        </msub>
      </mfrac>
    </mrow>
    <annotation encoding="StarMath 5.0">%gamma = C_{p,m} over C_{V,m}</annotation>
  </semantics>
</math>
</file>

<file path=Object 24/content.xml><?xml version="1.0" encoding="utf-8"?>
<math xmlns="http://www.w3.org/1998/Math/MathML">
  <semantics>
    <mrow>
      <mrow>
        <mi mathvariant="italic">dU</mi>
        <mi mathvariant="normal">=</mi>
        <msub>
          <mfenced open="" close="">
            <mfrac>
              <mrow>
                <mi mathvariant="normal">∂</mi>
                <mi>U</mi>
              </mrow>
              <mrow>
                <mi mathvariant="normal">∂</mi>
                <mi>V</mi>
              </mrow>
            </mfrac>
          </mfenced>
          <mi>T</mi>
        </msub>
      </mrow>
      <mrow>
        <mi mathvariant="italic">dV</mi>
        <mo stretchy="false">+</mo>
        <msub>
          <mfenced open="" close="">
            <mfrac>
              <mrow>
                <mi mathvariant="normal">∂</mi>
                <mi>U</mi>
              </mrow>
              <mrow>
                <mi mathvariant="normal">∂</mi>
                <mi>T</mi>
              </mrow>
            </mfrac>
          </mfenced>
          <mi>V</mi>
        </msub>
      </mrow>
      <mrow>
        <mi mathvariant="italic">dT</mi>
        <mi mathvariant="normal">=</mi>
        <msub>
          <mfenced open="" close="">
            <mfrac>
              <mrow>
                <mi mathvariant="normal">∂</mi>
                <mi>U</mi>
              </mrow>
              <mrow>
                <mi mathvariant="normal">∂</mi>
                <mi>V</mi>
              </mrow>
            </mfrac>
          </mfenced>
          <mi>T</mi>
        </msub>
      </mrow>
      <mrow>
        <mi mathvariant="italic">dV</mi>
        <mo stretchy="false">+</mo>
        <msub>
          <mi>C</mi>
          <mi>V</mi>
        </msub>
      </mrow>
      <mi mathvariant="italic">dT</mi>
    </mrow>
    <annotation encoding="StarMath 5.0">dU = left ( {partial U} over {partial V} right ) _T dV + left ( {partial U} over {partial T} right ) _V dT = left ( {partial U} over {partial V} right ) _T dV + C_V dT</annotation>
  </semantics>
</math>
</file>

<file path=Object 25/content.xml><?xml version="1.0" encoding="utf-8"?>
<math xmlns="http://www.w3.org/1998/Math/MathML">
  <semantics>
    <msub>
      <mfenced open="" close="">
        <mfrac>
          <mrow>
            <mi mathvariant="normal">∂</mi>
            <mi>U</mi>
          </mrow>
          <mrow>
            <mi mathvariant="normal">∂</mi>
            <mi>V</mi>
          </mrow>
        </mfrac>
      </mfenced>
      <mi>T</mi>
    </msub>
    <annotation encoding="StarMath 5.0">left ( {partial U} over {partial V} right ) _T</annotation>
  </semantics>
</math>
</file>

<file path=Object 3/content.xml><?xml version="1.0" encoding="utf-8"?>
<math xmlns="http://www.w3.org/1998/Math/MathML">
  <semantics>
    <mrow>
      <mrow>
        <msub>
          <mo stretchy="false">χ</mo>
          <mi>i</mi>
        </msub>
        <mo stretchy="false">=</mo>
        <mfrac>
          <msub>
            <mi>n</mi>
            <mi>i</mi>
          </msub>
          <msub>
            <mi>n</mi>
            <mi mathvariant="italic">total</mi>
          </msub>
        </mfrac>
      </mrow>
    </mrow>
    <annotation encoding="StarMath 5.0">%chi_i = n_i over n_total</annotation>
  </semantics>
</math>
</file>

<file path=Object 4/content.xml><?xml version="1.0" encoding="utf-8"?>
<math xmlns="http://www.w3.org/1998/Math/MathML">
  <semantics>
    <mrow>
      <mrow>
        <msub>
          <mi>p</mi>
          <mi>i</mi>
        </msub>
        <mo stretchy="false">=</mo>
        <msub>
          <mo stretchy="false">χ</mo>
          <mi>i</mi>
        </msub>
      </mrow>
      <msub>
        <mi>p</mi>
        <mi mathvariant="italic">total</mi>
      </msub>
    </mrow>
    <annotation encoding="StarMath 5.0">p_i = %chi_i p_total</annotation>
  </semantics>
</math>
</file>

<file path=Object 5/content.xml><?xml version="1.0" encoding="utf-8"?>
<math xmlns="http://www.w3.org/1998/Math/MathML">
  <semantics>
    <mrow>
      <mrow>
        <mi>Z</mi>
        <mo stretchy="false">=</mo>
        <mfrac>
          <msub>
            <mi>V</mi>
            <mi>m</mi>
          </msub>
          <msubsup>
            <mi>V</mi>
            <mi>m</mi>
            <mi>o</mi>
          </msubsup>
        </mfrac>
      </mrow>
    </mrow>
    <annotation encoding="StarMath 5.0">Z = V_m over V_m^o</annotation>
  </semantics>
</math>
</file>

<file path=Object 6/content.xml><?xml version="1.0" encoding="utf-8"?>
<math xmlns="http://www.w3.org/1998/Math/MathML">
  <semantics>
    <mrow>
      <mrow>
        <msub>
          <mi mathvariant="italic">pV</mi>
          <mi>m</mi>
        </msub>
        <mo stretchy="false">=</mo>
        <mi mathvariant="italic">RT</mi>
      </mrow>
      <mrow>
        <mo stretchy="false">(</mo>
        <mrow>
          <mrow>
            <mrow>
              <mrow>
                <mrow>
                  <mn>1</mn>
                  <mo stretchy="false">+</mo>
                  <mfrac>
                    <msub>
                      <mi>b</mi>
                      <mn>1</mn>
                    </msub>
                    <msub>
                      <mi>V</mi>
                      <mi>m</mi>
                    </msub>
                  </mfrac>
                </mrow>
                <mo stretchy="false">+</mo>
                <mfrac>
                  <msub>
                    <mi>b</mi>
                    <mn>2</mn>
                  </msub>
                  <msubsup>
                    <mi>V</mi>
                    <mi>m</mi>
                    <mn>2</mn>
                  </msubsup>
                </mfrac>
              </mrow>
              <mo stretchy="false">+</mo>
              <mn>...</mn>
            </mrow>
            <mo stretchy="false">+</mo>
            <mfrac>
              <msub>
                <mi>b</mi>
                <mi>n</mi>
              </msub>
              <msubsup>
                <mi>V</mi>
                <mi>m</mi>
                <mi>n</mi>
              </msubsup>
            </mfrac>
          </mrow>
        </mrow>
        <mo stretchy="false">)</mo>
      </mrow>
    </mrow>
    <annotation encoding="StarMath 5.0">pV_m = RT(1 + b_1 over V_m + b_2 over V_m^2 + ... + b_n over V_m^n )</annotation>
  </semantics>
</math>
</file>

<file path=Object 7/content.xml><?xml version="1.0" encoding="utf-8"?>
<math xmlns="http://www.w3.org/1998/Math/MathML">
  <semantics>
    <mrow>
      <mrow>
        <mi>p</mi>
        <mo stretchy="false">=</mo>
        <mrow>
          <mrow>
            <mfrac>
              <mi mathvariant="italic">nRT</mi>
              <mrow>
                <mrow>
                  <mi>V</mi>
                  <mo stretchy="false">−</mo>
                  <mi mathvariant="italic">nb</mi>
                </mrow>
              </mrow>
            </mfrac>
          </mrow>
          <mo stretchy="false">−</mo>
          <mi>a</mi>
        </mrow>
      </mrow>
      <msup>
        <mrow>
          <mo stretchy="false">(</mo>
          <mrow>
            <mfrac>
              <mi>n</mi>
              <msub>
                <mi>V</mi>
                <mi>m</mi>
              </msub>
            </mfrac>
          </mrow>
          <mo stretchy="false">)</mo>
        </mrow>
        <mn>2</mn>
      </msup>
    </mrow>
    <annotation encoding="StarMath 5.0">p={nRT over {V - nb} } - a(n over V_m)^2</annotation>
  </semantics>
</math>
</file>

<file path=Object 8/content.xml><?xml version="1.0" encoding="utf-8"?>
<math xmlns="http://www.w3.org/1998/Math/MathML">
  <semantics>
    <mrow>
      <mrow>
        <mfrac>
          <mn>1</mn>
          <mn>2</mn>
        </mfrac>
      </mrow>
      <mi mathvariant="italic">kT</mi>
    </mrow>
    <annotation encoding="StarMath 5.0">{1 over 2}kT</annotation>
  </semantics>
</math>
</file>

<file path=Object 9/content.xml><?xml version="1.0" encoding="utf-8"?>
<math xmlns="http://www.w3.org/1998/Math/MathML">
  <semantics>
    <mrow>
      <mrow>
        <mi>E</mi>
        <mo stretchy="false">=</mo>
        <mrow>
          <msub>
            <mi>E</mi>
            <mn>0</mn>
          </msub>
          <mo stretchy="false">+</mo>
          <mrow>
            <mfrac>
              <mn>3</mn>
              <mn>2</mn>
            </mfrac>
          </mrow>
        </mrow>
      </mrow>
      <mi mathvariant="italic">nRT</mi>
    </mrow>
    <annotation encoding="StarMath 5.0">E=E_0 + {3 over 2}nRT</annotation>
  </semantics>
</math>
</file>